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 office:value-type="string">
            <text:p>Alroight? You fancy takin' a car t'other soide?
That'll be 5 ren!</text:p>
          </table:table-cell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 office:value-type="string">
            <text:p>Noice one! Roight, get in!!</text:p>
          </table:table-cell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 office:value-type="string">
            <text:p>'Fankyou for your continued patronage!</text:p>
          </table:table-cell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 office:value-type="string">
            <text:p>'Ang on, you ain't got the dosh, do ya?</text:p>
          </table:table-cell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 office:value-type="string">
            <text:p>Anuvver toime, then! Seeya 'round!</text:p>
          </table:table-cell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